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3.81mm"/>
    </style:style>
    <style:style style:name="co3" style:family="table-column">
      <style:table-column-properties fo:break-before="auto" style:column-width="21.96mm"/>
    </style:style>
    <style:style style:name="co4" style:family="table-column">
      <style:table-column-properties fo:break-before="auto" style:column-width="14.29mm"/>
    </style:style>
    <style:style style:name="co5" style:family="table-column">
      <style:table-column-properties fo:break-before="auto" style:column-width="24.08mm"/>
    </style:style>
    <style:style style:name="co6" style:family="table-column">
      <style:table-column-properties fo:break-before="auto" style:column-width="18.86mm"/>
    </style:style>
    <style:style style:name="ro1" style:family="table-row">
      <style:table-row-properties style:row-height="8.13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6mm" fo:break-before="auto" style:use-optimal-row-height="false"/>
    </style:style>
    <style:style style:name="ro4" style:family="table-row">
      <style:table-row-properties style:row-height="7.87mm" fo:break-before="auto" style:use-optimal-row-height="false"/>
    </style:style>
    <style:style style:name="ro5" style:family="table-row">
      <style:table-row-properties style:row-height="8.84mm" fo:break-before="auto" style:use-optimal-row-height="false"/>
    </style:style>
    <style:style style:name="ro6" style:family="table-row">
      <style:table-row-properties style:row-height="10.67mm" fo:break-before="auto" style:use-optimal-row-height="false"/>
    </style:style>
    <style:style style:name="ro7" style:family="table-row">
      <style:table-row-properties style:row-height="11.27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 style:data-style-name="N198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198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9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Excel_5f_BuiltIn_5f_Comma" style:data-style-name="N20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" style:data-style-name="N19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" style:data-style-name="N19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20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表九 <text:s text:c="2"/>各縣市人口年齡結構重要指標</text:p>
          </table:table-cell>
          <table:covered-table-cell table:number-columns-repeated="12" table:style-name="ce11"/>
          <table:covered-table-cell table:style-name="ce48"/>
          <table:table-cell table:number-columns-repeated="1010"/>
        </table:table-row>
        <table:table-row table:style-name="ro2">
          <table:table-cell/>
          <table:table-cell table:style-name="ce12" office:value-type="string" office:string-value="   中 華 民 國 97 年 8 月 底" calcext:value-type="string" table:number-columns-spanned="11" table:number-rows-spanned="1">
            <text:p><text:s text:c="4"/>中 華 民 國 97 年 8 月 底 </text:p>
          </table:table-cell>
          <table:covered-table-cell table:number-columns-repeated="10" table:style-name="ce20"/>
          <table:table-cell table:style-name="ce47" office:value-type="string" calcext:value-type="string">
            <text:p><text:s text:c="9"/>單位：人；%</text:p>
          </table:table-cell>
          <table:table-cell table:style-name="ce49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3" office:value-type="string" calcext:value-type="string" table:number-columns-spanned="1" table:number-rows-spanned="2">
            <text:p>總人口數</text:p>
          </table:table-cell>
          <table:table-cell table:style-name="ce21" office:value-type="string" calcext:value-type="string" table:number-columns-spanned="2" table:number-rows-spanned="1">
            <text:p>0 ～ 4歲</text:p>
          </table:table-cell>
          <table:covered-table-cell table:style-name="ce23"/>
          <table:table-cell table:style-name="ce30" office:value-type="string" calcext:value-type="string" table:number-columns-spanned="2" table:number-rows-spanned="1">
            <text:p>0 <text:span text:style-name="T1">～</text:span><text:span text:style-name="T5"> 6</text:span><text:span text:style-name="T4">歲</text:span></text:p>
          </table:table-cell>
          <table:covered-table-cell table:style-name="ce31"/>
          <table:table-cell table:style-name="ce30" office:value-type="string" calcext:value-type="string" table:number-columns-spanned="2" table:number-rows-spanned="1">
            <text:p>0 <text:span text:style-name="T1">～</text:span><text:span text:style-name="T5"> 11</text:span><text:span text:style-name="T4">歲</text:span></text:p>
          </table:table-cell>
          <table:covered-table-cell table:style-name="ce31"/>
          <table:table-cell table:style-name="ce32" office:value-type="string" calcext:value-type="string" table:number-columns-spanned="2" table:number-rows-spanned="1">
            <text:p>12 <text:span text:style-name="T1">～</text:span><text:span text:style-name="T5"> 17</text:span><text:span text:style-name="T4">歲</text:span></text:p>
          </table:table-cell>
          <table:covered-table-cell table:style-name="ce38"/>
          <table:table-cell table:style-name="ce39" office:value-type="string" calcext:value-type="string" table:number-columns-spanned="2" table:number-rows-spanned="1">
            <text:p>20<text:span text:style-name="T6">歲以上</text:span></text:p>
          </table:table-cell>
          <table:covered-table-cell table:style-name="ce31"/>
          <table:table-cell table:style-name="ce32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2"/>
          <table:table-cell table:number-columns-repeated="1010"/>
        </table:table-row>
        <table:table-row table:style-name="ro4">
          <table:covered-table-cell table:style-name="ce4"/>
          <table:covered-table-cell table:style-name="ce14"/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50" office:value-type="string" calcext:value-type="string">
            <text:p>％</text:p>
          </table:table-cell>
          <table:table-cell table:number-columns-repeated="1010"/>
        </table:table-row>
        <table:table-row table:style-name="ro5">
          <table:table-cell table:style-name="ce5" office:value-type="string" office:string-value="總       計" calcext:value-type="string">
            <text:p><text:s/>總 <text:s text:c="6"/>計 </text:p>
          </table:table-cell>
          <table:table-cell table:style-name="ce15" table:formula="of:=[.B6]+[.B31]" office:value-type="float" office:value="23005067" calcext:value-type="float">
            <text:p><text:s text:c="3"/>23,005,067</text:p>
          </table:table-cell>
          <table:table-cell table:style-name="ce15" table:formula="of:=[.C6]+[.C31]" office:value-type="float" office:value="1032218" calcext:value-type="float">
            <text:p><text:s text:c="3"/>1,032,218</text:p>
          </table:table-cell>
          <table:table-cell table:style-name="ce25" table:formula="of:=[.C5]/[.$B5]*100" office:value-type="float" office:value="4.48691586075363" calcext:value-type="float">
            <text:p><text:s text:c="3"/>4.49</text:p>
          </table:table-cell>
          <table:table-cell table:style-name="ce15" table:formula="of:=[.E6]+[.E31]" office:value-type="float" office:value="1514301" calcext:value-type="float">
            <text:p><text:s text:c="3"/>1,514,301</text:p>
          </table:table-cell>
          <table:table-cell table:style-name="ce25" table:formula="of:=[.E5]/[.$B5]*100" office:value-type="float" office:value="6.58246724515082" calcext:value-type="float">
            <text:p><text:s text:c="3"/>6.58</text:p>
          </table:table-cell>
          <table:table-cell table:style-name="ce15" table:formula="of:=[.G6]+[.G31]" office:value-type="float" office:value="2978539" calcext:value-type="float">
            <text:p><text:s text:c="3"/>2,978,539</text:p>
          </table:table-cell>
          <table:table-cell table:style-name="ce25" table:formula="of:=[.G5]/[.$B5]*100" office:value-type="float" office:value="12.9473172149423" calcext:value-type="float">
            <text:p><text:s text:c="3"/>12.95</text:p>
          </table:table-cell>
          <table:table-cell table:style-name="ce33" table:formula="of:=[.I6]+[.I31]" office:value-type="float" office:value="1935211" calcext:value-type="float">
            <text:p><text:s text:c="3"/>1,935,211</text:p>
          </table:table-cell>
          <table:table-cell table:style-name="ce25" table:formula="of:=[.I5]/[.$B5]*100" office:value-type="float" office:value="8.41210764567649" calcext:value-type="float">
            <text:p><text:s text:c="3"/>8.41</text:p>
          </table:table-cell>
          <table:table-cell table:style-name="ce40" table:formula="of:=[.K6]+[.K31]" office:value-type="float" office:value="17441608" calcext:value-type="float">
            <text:p><text:s text:c="3"/>17,441,608</text:p>
          </table:table-cell>
          <table:table-cell table:style-name="ce25" table:formula="of:=[.K5]/[.$B5]*100" office:value-type="float" office:value="75.8163755836921" calcext:value-type="float">
            <text:p><text:s text:c="3"/>75.82</text:p>
          </table:table-cell>
          <table:table-cell table:style-name="ce40" table:formula="of:=[.M6]+[.M31]" office:value-type="float" office:value="2376623" calcext:value-type="float">
            <text:p><text:s text:c="3"/>2,376,623</text:p>
          </table:table-cell>
          <table:table-cell table:style-name="ce51" table:formula="of:=[.M5]/[.$B5]*100" office:value-type="float" office:value="10.3308675432243" calcext:value-type="float">
            <text:p><text:s text:c="3"/>10.33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臺灣地區</text:p>
          </table:table-cell>
          <table:table-cell table:style-name="ce16" table:formula="of:=[.B7]+[.B29]+[.B30]" office:value-type="float" office:value="22911715" calcext:value-type="float">
            <text:p><text:s text:c="3"/>22,911,715</text:p>
          </table:table-cell>
          <table:table-cell table:style-name="ce16" table:formula="of:=[.C7]+[.C29]+[.C30]" office:value-type="float" office:value="1027592" calcext:value-type="float">
            <text:p><text:s text:c="3"/>1,027,592</text:p>
          </table:table-cell>
          <table:table-cell table:style-name="ce26" table:formula="of:=[.C6]/[.$B6]*100" office:value-type="float" office:value="4.4850069058558" calcext:value-type="float">
            <text:p><text:s text:c="3"/>4.49</text:p>
          </table:table-cell>
          <table:table-cell table:style-name="ce16" table:formula="of:=[.E7]+[.E29]+[.E30]" office:value-type="float" office:value="1508062" calcext:value-type="float">
            <text:p><text:s text:c="3"/>1,508,062</text:p>
          </table:table-cell>
          <table:table-cell table:style-name="ce26" table:formula="of:=[.E6]/[.$B6]*100" office:value-type="float" office:value="6.58205638469229" calcext:value-type="float">
            <text:p><text:s text:c="3"/>6.58</text:p>
          </table:table-cell>
          <table:table-cell table:style-name="ce16" table:formula="of:=[.G7]+[.G29]+[.G30]" office:value-type="float" office:value="2968125" calcext:value-type="float">
            <text:p><text:s text:c="3"/>2,968,125</text:p>
          </table:table-cell>
          <table:table-cell table:style-name="ce26" table:formula="of:=[.G6]/[.$B6]*100" office:value-type="float" office:value="12.9546173213136" calcext:value-type="float">
            <text:p><text:s text:c="3"/>12.95</text:p>
          </table:table-cell>
          <table:table-cell table:style-name="ce34" table:formula="of:=[.I7]+[.I29]+[.I30]" office:value-type="float" office:value="1929639" calcext:value-type="float">
            <text:p><text:s text:c="3"/>1,929,639</text:p>
          </table:table-cell>
          <table:table-cell table:style-name="ce26" table:formula="of:=[.I6]/[.$B6]*100" office:value-type="float" office:value="8.42206268714498" calcext:value-type="float">
            <text:p><text:s text:c="3"/>8.42</text:p>
          </table:table-cell>
          <table:table-cell table:style-name="ce41" table:formula="of:=[.K7]+[.K29]+[.K30]" office:value-type="float" office:value="17366749" calcext:value-type="float">
            <text:p><text:s text:c="3"/>17,366,749</text:p>
          </table:table-cell>
          <table:table-cell table:style-name="ce26" table:formula="of:=[.K6]/[.$B6]*100" office:value-type="float" office:value="75.798555455146" calcext:value-type="float">
            <text:p><text:s text:c="3"/>75.80</text:p>
          </table:table-cell>
          <table:table-cell table:style-name="ce41" table:formula="of:=[.M7]+[.M29]+[.M30]" office:value-type="float" office:value="2365042" calcext:value-type="float">
            <text:p><text:s text:c="3"/>2,365,042</text:p>
          </table:table-cell>
          <table:table-cell table:style-name="ce52" table:formula="of:=[.M6]/[.$B6]*100" office:value-type="float" office:value="10.3224136647999" calcext:value-type="float">
            <text:p><text:s text:c="3"/>10.3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  <text:span text:style-name="T2">臺 灣 省</text:span></text:p>
          </table:table-cell>
          <table:table-cell table:style-name="ce16" table:formula="of:=SUM([.B8:.B28])" office:value-type="float" office:value="18761712" calcext:value-type="float">
            <text:p><text:s text:c="3"/>18,761,712</text:p>
          </table:table-cell>
          <table:table-cell table:style-name="ce16" table:formula="of:=SUM([.C8:.C28])" office:value-type="float" office:value="855634" calcext:value-type="float">
            <text:p><text:s text:c="3"/>855,634</text:p>
          </table:table-cell>
          <table:table-cell table:style-name="ce26" table:formula="of:=[.C7]/[.$B7]*100" office:value-type="float" office:value="4.5605326422237" calcext:value-type="float">
            <text:p><text:s text:c="3"/>4.56</text:p>
          </table:table-cell>
          <table:table-cell table:style-name="ce16" table:formula="of:=SUM([.E8:.E28])" office:value-type="float" office:value="1257401" calcext:value-type="float">
            <text:p><text:s text:c="3"/>1,257,401</text:p>
          </table:table-cell>
          <table:table-cell table:style-name="ce26" table:formula="of:=[.E7]/[.$B7]*100" office:value-type="float" office:value="6.70195235914505" calcext:value-type="float">
            <text:p><text:s text:c="3"/>6.70</text:p>
          </table:table-cell>
          <table:table-cell table:style-name="ce16" table:formula="of:=SUM([.G8:.G28])" office:value-type="float" office:value="2469979" calcext:value-type="float">
            <text:p><text:s text:c="3"/>2,469,979</text:p>
          </table:table-cell>
          <table:table-cell table:style-name="ce26" table:formula="of:=[.G7]/[.$B7]*100" office:value-type="float" office:value="13.1649979490145" calcext:value-type="float">
            <text:p><text:s text:c="3"/>13.16</text:p>
          </table:table-cell>
          <table:table-cell table:style-name="ce34" table:formula="of:=SUM([.I8:.I28])" office:value-type="float" office:value="1605915" calcext:value-type="float">
            <text:p><text:s text:c="3"/>1,605,915</text:p>
          </table:table-cell>
          <table:table-cell table:style-name="ce26" table:formula="of:=[.I7]/[.$B7]*100" office:value-type="float" office:value="8.55953337307384" calcext:value-type="float">
            <text:p><text:s text:c="3"/>8.56</text:p>
          </table:table-cell>
          <table:table-cell table:style-name="ce41" table:formula="of:=SUM([.K8:.K28])" office:value-type="float" office:value="14144175" calcext:value-type="float">
            <text:p><text:s text:c="3"/>14,144,175</text:p>
          </table:table-cell>
          <table:table-cell table:style-name="ce26" table:formula="of:=[.K7]/[.$B7]*100" office:value-type="float" office:value="75.3885093215374" calcext:value-type="float">
            <text:p><text:s text:c="3"/>75.39</text:p>
          </table:table-cell>
          <table:table-cell table:style-name="ce41" table:formula="of:=SUM([.M8:.M28])" office:value-type="float" office:value="1902179" calcext:value-type="float">
            <text:p><text:s text:c="3"/>1,902,179</text:p>
          </table:table-cell>
          <table:table-cell table:style-name="ce52" table:formula="of:=[.M7]/[.$B7]*100" office:value-type="float" office:value="10.1386216780217" calcext:value-type="float">
            <text:p><text:s text:c="3"/>10.14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臺北縣</text:p>
          </table:table-cell>
          <table:table-cell table:style-name="ce17" office:value-type="float" office:value="3818201" calcext:value-type="float">
            <text:p><text:s text:c="3"/>3,818,201</text:p>
          </table:table-cell>
          <table:table-cell table:style-name="ce17" office:value-type="float" office:value="164206" calcext:value-type="float">
            <text:p><text:s text:c="3"/>164,206</text:p>
          </table:table-cell>
          <table:table-cell table:style-name="ce27" table:formula="of:=[.C8]/[.$B8]*100" office:value-type="float" office:value="4.30061172787918" calcext:value-type="float">
            <text:p><text:s text:c="3"/>4.30</text:p>
          </table:table-cell>
          <table:table-cell table:style-name="ce17" office:value-type="float" office:value="242064" calcext:value-type="float">
            <text:p><text:s text:c="3"/>242,064</text:p>
          </table:table-cell>
          <table:table-cell table:style-name="ce27" table:formula="of:=[.E8]/[.$B8]*100" office:value-type="float" office:value="6.33973957892735" calcext:value-type="float">
            <text:p><text:s text:c="3"/>6.34</text:p>
          </table:table-cell>
          <table:table-cell table:style-name="ce17" office:value-type="float" office:value="477302" calcext:value-type="float">
            <text:p><text:s text:c="3"/>477,302</text:p>
          </table:table-cell>
          <table:table-cell table:style-name="ce27" table:formula="of:=[.G8]/[.$B8]*100" office:value-type="float" office:value="12.5007038655115" calcext:value-type="float">
            <text:p><text:s text:c="3"/>12.50</text:p>
          </table:table-cell>
          <table:table-cell table:style-name="ce35" office:value-type="float" office:value="321365" calcext:value-type="float">
            <text:p><text:s text:c="3"/>321,365</text:p>
          </table:table-cell>
          <table:table-cell table:style-name="ce27" table:formula="of:=[.I8]/[.$B8]*100" office:value-type="float" office:value="8.41666009725523" calcext:value-type="float">
            <text:p><text:s text:c="3"/>8.42</text:p>
          </table:table-cell>
          <table:table-cell table:style-name="ce42" office:value-type="float" office:value="2907135" calcext:value-type="float">
            <text:p><text:s text:c="3"/>2,907,135</text:p>
          </table:table-cell>
          <table:table-cell table:style-name="ce27" table:formula="of:=[.K8]/[.$B8]*100" office:value-type="float" office:value="76.1388674928324" calcext:value-type="float">
            <text:p><text:s text:c="3"/>76.14</text:p>
          </table:table-cell>
          <table:table-cell table:style-name="ce35" office:value-type="float" office:value="292530" calcext:value-type="float">
            <text:p><text:s text:c="3"/>292,530</text:p>
          </table:table-cell>
          <table:table-cell table:style-name="ce53" table:formula="of:=[.M8]/[.$B8]*100" office:value-type="float" office:value="7.6614615102767" calcext:value-type="float">
            <text:p><text:s text:c="3"/>7.6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宜蘭縣</text:p>
          </table:table-cell>
          <table:table-cell table:style-name="ce17" office:value-type="float" office:value="461268" calcext:value-type="float">
            <text:p><text:s text:c="3"/>461,268</text:p>
          </table:table-cell>
          <table:table-cell table:style-name="ce17" office:value-type="float" office:value="19539" calcext:value-type="float">
            <text:p><text:s text:c="3"/>19,539</text:p>
          </table:table-cell>
          <table:table-cell table:style-name="ce27" table:formula="of:=[.C9]/[.$B9]*100" office:value-type="float" office:value="4.23593225630219" calcext:value-type="float">
            <text:p><text:s text:c="3"/>4.24</text:p>
          </table:table-cell>
          <table:table-cell table:style-name="ce17" office:value-type="float" office:value="28721" calcext:value-type="float">
            <text:p><text:s text:c="3"/>28,721</text:p>
          </table:table-cell>
          <table:table-cell table:style-name="ce27" table:formula="of:=[.E9]/[.$B9]*100" office:value-type="float" office:value="6.22653208113288" calcext:value-type="float">
            <text:p><text:s text:c="3"/>6.23</text:p>
          </table:table-cell>
          <table:table-cell table:style-name="ce17" office:value-type="float" office:value="57732" calcext:value-type="float">
            <text:p><text:s text:c="3"/>57,732</text:p>
          </table:table-cell>
          <table:table-cell table:style-name="ce27" table:formula="of:=[.G9]/[.$B9]*100" office:value-type="float" office:value="12.5159343375218" calcext:value-type="float">
            <text:p><text:s text:c="3"/>12.52</text:p>
          </table:table-cell>
          <table:table-cell table:style-name="ce35" office:value-type="float" office:value="40376" calcext:value-type="float">
            <text:p><text:s text:c="3"/>40,376</text:p>
          </table:table-cell>
          <table:table-cell table:style-name="ce27" table:formula="of:=[.I9]/[.$B9]*100" office:value-type="float" office:value="8.75326274530208" calcext:value-type="float">
            <text:p><text:s text:c="3"/>8.75</text:p>
          </table:table-cell>
          <table:table-cell table:style-name="ce42" office:value-type="float" office:value="349543" calcext:value-type="float">
            <text:p><text:s text:c="3"/>349,543</text:p>
          </table:table-cell>
          <table:table-cell table:style-name="ce27" table:formula="of:=[.K9]/[.$B9]*100" office:value-type="float" office:value="75.7787229983437" calcext:value-type="float">
            <text:p><text:s text:c="3"/>75.78</text:p>
          </table:table-cell>
          <table:table-cell table:style-name="ce35" office:value-type="float" office:value="58686" calcext:value-type="float">
            <text:p><text:s text:c="3"/>58,686</text:p>
          </table:table-cell>
          <table:table-cell table:style-name="ce53" table:formula="of:=[.M9]/[.$B9]*100" office:value-type="float" office:value="12.7227555347434" calcext:value-type="float">
            <text:p><text:s text:c="3"/>12.7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桃園縣</text:p>
          </table:table-cell>
          <table:table-cell table:style-name="ce17" office:value-type="float" office:value="1950129" calcext:value-type="float">
            <text:p><text:s text:c="3"/>1,950,129</text:p>
          </table:table-cell>
          <table:table-cell table:style-name="ce17" office:value-type="float" office:value="100918" calcext:value-type="float">
            <text:p><text:s text:c="3"/>100,918</text:p>
          </table:table-cell>
          <table:table-cell table:style-name="ce27" table:formula="of:=[.C10]/[.$B10]*100" office:value-type="float" office:value="5.17493970911668" calcext:value-type="float">
            <text:p><text:s text:c="3"/>5.17</text:p>
          </table:table-cell>
          <table:table-cell table:style-name="ce17" office:value-type="float" office:value="150021" calcext:value-type="float">
            <text:p><text:s text:c="3"/>150,021</text:p>
          </table:table-cell>
          <table:table-cell table:style-name="ce27" table:formula="of:=[.E10]/[.$B10]*100" office:value-type="float" office:value="7.69287570206894" calcext:value-type="float">
            <text:p><text:s text:c="3"/>7.69</text:p>
          </table:table-cell>
          <table:table-cell table:style-name="ce17" office:value-type="float" office:value="295832" calcext:value-type="float">
            <text:p><text:s text:c="3"/>295,832</text:p>
          </table:table-cell>
          <table:table-cell table:style-name="ce27" table:formula="of:=[.G10]/[.$B10]*100" office:value-type="float" office:value="15.1698682497414" calcext:value-type="float">
            <text:p><text:s text:c="3"/>15.17</text:p>
          </table:table-cell>
          <table:table-cell table:style-name="ce35" office:value-type="float" office:value="183244" calcext:value-type="float">
            <text:p><text:s text:c="3"/>183,244</text:p>
          </table:table-cell>
          <table:table-cell table:style-name="ce27" table:formula="of:=[.I10]/[.$B10]*100" office:value-type="float" office:value="9.39650659007686" calcext:value-type="float">
            <text:p><text:s text:c="3"/>9.40</text:p>
          </table:table-cell>
          <table:table-cell table:style-name="ce42" office:value-type="float" office:value="1412623" calcext:value-type="float">
            <text:p><text:s text:c="3"/>1,412,623</text:p>
          </table:table-cell>
          <table:table-cell table:style-name="ce27" table:formula="of:=[.K10]/[.$B10]*100" office:value-type="float" office:value="72.4374131147222" calcext:value-type="float">
            <text:p><text:s text:c="3"/>72.44</text:p>
          </table:table-cell>
          <table:table-cell table:style-name="ce35" office:value-type="float" office:value="155718" calcext:value-type="float">
            <text:p><text:s text:c="3"/>155,718</text:p>
          </table:table-cell>
          <table:table-cell table:style-name="ce53" table:formula="of:=[.M10]/[.$B10]*100" office:value-type="float" office:value="7.98501022240067" calcext:value-type="float">
            <text:p><text:s text:c="3"/>7.9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縣</text:p>
          </table:table-cell>
          <table:table-cell table:style-name="ce17" office:value-type="float" office:value="500595" calcext:value-type="float">
            <text:p><text:s text:c="3"/>500,595</text:p>
          </table:table-cell>
          <table:table-cell table:style-name="ce17" office:value-type="float" office:value="30165" calcext:value-type="float">
            <text:p><text:s text:c="3"/>30,165</text:p>
          </table:table-cell>
          <table:table-cell table:style-name="ce27" table:formula="of:=[.C11]/[.$B11]*100" office:value-type="float" office:value="6.02582926317682" calcext:value-type="float">
            <text:p><text:s text:c="3"/>6.03</text:p>
          </table:table-cell>
          <table:table-cell table:style-name="ce17" office:value-type="float" office:value="43210" calcext:value-type="float">
            <text:p><text:s text:c="3"/>43,210</text:p>
          </table:table-cell>
          <table:table-cell table:style-name="ce27" table:formula="of:=[.E11]/[.$B11]*100" office:value-type="float" office:value="8.63172824339037" calcext:value-type="float">
            <text:p><text:s text:c="3"/>8.63</text:p>
          </table:table-cell>
          <table:table-cell table:style-name="ce17" office:value-type="float" office:value="79202" calcext:value-type="float">
            <text:p><text:s text:c="3"/>79,202</text:p>
          </table:table-cell>
          <table:table-cell table:style-name="ce27" table:formula="of:=[.G11]/[.$B11]*100" office:value-type="float" office:value="15.8215723289286" calcext:value-type="float">
            <text:p><text:s text:c="3"/>15.82</text:p>
          </table:table-cell>
          <table:table-cell table:style-name="ce35" office:value-type="float" office:value="44431" calcext:value-type="float">
            <text:p><text:s text:c="3"/>44,431</text:p>
          </table:table-cell>
          <table:table-cell table:style-name="ce27" table:formula="of:=[.I11]/[.$B11]*100" office:value-type="float" office:value="8.87563799079096" calcext:value-type="float">
            <text:p><text:s text:c="3"/>8.88</text:p>
          </table:table-cell>
          <table:table-cell table:style-name="ce42" office:value-type="float" office:value="362925" calcext:value-type="float">
            <text:p><text:s text:c="3"/>362,925</text:p>
          </table:table-cell>
          <table:table-cell table:style-name="ce27" table:formula="of:=[.K11]/[.$B11]*100" office:value-type="float" office:value="72.4987265154466" calcext:value-type="float">
            <text:p><text:s text:c="3"/>72.50</text:p>
          </table:table-cell>
          <table:table-cell table:style-name="ce35" office:value-type="float" office:value="55917" calcext:value-type="float">
            <text:p><text:s text:c="3"/>55,917</text:p>
          </table:table-cell>
          <table:table-cell table:style-name="ce53" table:formula="of:=[.M11]/[.$B11]*100" office:value-type="float" office:value="11.1701075719893" calcext:value-type="float">
            <text:p><text:s text:c="3"/>11.17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59904" calcext:value-type="float">
            <text:p><text:s text:c="3"/>559,904</text:p>
          </table:table-cell>
          <table:table-cell table:style-name="ce17" office:value-type="float" office:value="26118" calcext:value-type="float">
            <text:p><text:s text:c="3"/>26,118</text:p>
          </table:table-cell>
          <table:table-cell table:style-name="ce27" table:formula="of:=[.C12]/[.$B12]*100" office:value-type="float" office:value="4.66472823912671" calcext:value-type="float">
            <text:p><text:s text:c="3"/>4.66</text:p>
          </table:table-cell>
          <table:table-cell table:style-name="ce17" office:value-type="float" office:value="38468" calcext:value-type="float">
            <text:p><text:s text:c="3"/>38,468</text:p>
          </table:table-cell>
          <table:table-cell table:style-name="ce27" table:formula="of:=[.E12]/[.$B12]*100" office:value-type="float" office:value="6.87046350802995" calcext:value-type="float">
            <text:p><text:s text:c="3"/>6.87</text:p>
          </table:table-cell>
          <table:table-cell table:style-name="ce17" office:value-type="float" office:value="73326" calcext:value-type="float">
            <text:p><text:s text:c="3"/>73,326</text:p>
          </table:table-cell>
          <table:table-cell table:style-name="ce27" table:formula="of:=[.G12]/[.$B12]*100" office:value-type="float" office:value="13.0961736297651" calcext:value-type="float">
            <text:p><text:s text:c="3"/>13.10</text:p>
          </table:table-cell>
          <table:table-cell table:style-name="ce35" office:value-type="float" office:value="47544" calcext:value-type="float">
            <text:p><text:s text:c="3"/>47,544</text:p>
          </table:table-cell>
          <table:table-cell table:style-name="ce27" table:formula="of:=[.I12]/[.$B12]*100" office:value-type="float" office:value="8.49145567811625" calcext:value-type="float">
            <text:p><text:s text:c="3"/>8.49</text:p>
          </table:table-cell>
          <table:table-cell table:style-name="ce42" office:value-type="float" office:value="422469" calcext:value-type="float">
            <text:p><text:s text:c="3"/>422,469</text:p>
          </table:table-cell>
          <table:table-cell table:style-name="ce27" table:formula="of:=[.K12]/[.$B12]*100" office:value-type="float" office:value="75.4538277990513" calcext:value-type="float">
            <text:p><text:s text:c="3"/>75.45</text:p>
          </table:table-cell>
          <table:table-cell table:style-name="ce35" office:value-type="float" office:value="73373" calcext:value-type="float">
            <text:p><text:s text:c="3"/>73,373</text:p>
          </table:table-cell>
          <table:table-cell table:style-name="ce53" table:formula="of:=[.M12]/[.$B12]*100" office:value-type="float" office:value="13.1045679259302" calcext:value-type="float">
            <text:p><text:s text:c="3"/>13.1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縣</text:p>
          </table:table-cell>
          <table:table-cell table:style-name="ce17" office:value-type="float" office:value="1554993" calcext:value-type="float">
            <text:p><text:s text:c="3"/>1,554,993</text:p>
          </table:table-cell>
          <table:table-cell table:style-name="ce17" office:value-type="float" office:value="76210" calcext:value-type="float">
            <text:p><text:s text:c="3"/>76,210</text:p>
          </table:table-cell>
          <table:table-cell table:style-name="ce27" table:formula="of:=[.C13]/[.$B13]*100" office:value-type="float" office:value="4.9009866925446" calcext:value-type="float">
            <text:p><text:s text:c="3"/>4.90</text:p>
          </table:table-cell>
          <table:table-cell table:style-name="ce17" office:value-type="float" office:value="111699" calcext:value-type="float">
            <text:p><text:s text:c="3"/>111,699</text:p>
          </table:table-cell>
          <table:table-cell table:style-name="ce27" table:formula="of:=[.E13]/[.$B13]*100" office:value-type="float" office:value="7.1832477702472" calcext:value-type="float">
            <text:p><text:s text:c="3"/>7.18</text:p>
          </table:table-cell>
          <table:table-cell table:style-name="ce17" office:value-type="float" office:value="219169" calcext:value-type="float">
            <text:p><text:s text:c="3"/>219,169</text:p>
          </table:table-cell>
          <table:table-cell table:style-name="ce27" table:formula="of:=[.G13]/[.$B13]*100" office:value-type="float" office:value="14.0945329014343" calcext:value-type="float">
            <text:p><text:s text:c="3"/>14.09</text:p>
          </table:table-cell>
          <table:table-cell table:style-name="ce35" office:value-type="float" office:value="143560" calcext:value-type="float">
            <text:p><text:s text:c="3"/>143,560</text:p>
          </table:table-cell>
          <table:table-cell table:style-name="ce27" table:formula="of:=[.I13]/[.$B13]*100" office:value-type="float" office:value="9.23219590056032" calcext:value-type="float">
            <text:p><text:s text:c="3"/>9.23</text:p>
          </table:table-cell>
          <table:table-cell table:style-name="ce42" office:value-type="float" office:value="1143508" calcext:value-type="float">
            <text:p><text:s text:c="3"/>1,143,508</text:p>
          </table:table-cell>
          <table:table-cell table:style-name="ce27" table:formula="of:=[.K13]/[.$B13]*100" office:value-type="float" office:value="73.5378229998463" calcext:value-type="float">
            <text:p><text:s text:c="3"/>73.54</text:p>
          </table:table-cell>
          <table:table-cell table:style-name="ce35" office:value-type="float" office:value="133726" calcext:value-type="float">
            <text:p><text:s text:c="3"/>133,726</text:p>
          </table:table-cell>
          <table:table-cell table:style-name="ce53" table:formula="of:=[.M13]/[.$B13]*100" office:value-type="float" office:value="8.59978147811598" calcext:value-type="float">
            <text:p><text:s text:c="3"/>8.6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彰化縣</text:p>
          </table:table-cell>
          <table:table-cell table:style-name="ce17" office:value-type="float" office:value="1312642" calcext:value-type="float">
            <text:p><text:s text:c="3"/>1,312,642</text:p>
          </table:table-cell>
          <table:table-cell table:style-name="ce17" office:value-type="float" office:value="62939" calcext:value-type="float">
            <text:p><text:s text:c="3"/>62,939</text:p>
          </table:table-cell>
          <table:table-cell table:style-name="ce27" table:formula="of:=[.C14]/[.$B14]*100" office:value-type="float" office:value="4.79483362561917" calcext:value-type="float">
            <text:p><text:s text:c="3"/>4.79</text:p>
          </table:table-cell>
          <table:table-cell table:style-name="ce17" office:value-type="float" office:value="91968" calcext:value-type="float">
            <text:p><text:s text:c="3"/>91,968</text:p>
          </table:table-cell>
          <table:table-cell table:style-name="ce27" table:formula="of:=[.E14]/[.$B14]*100" office:value-type="float" office:value="7.0063276963559" calcext:value-type="float">
            <text:p><text:s text:c="3"/>7.01</text:p>
          </table:table-cell>
          <table:table-cell table:style-name="ce17" office:value-type="float" office:value="177584" calcext:value-type="float">
            <text:p><text:s text:c="3"/>177,584</text:p>
          </table:table-cell>
          <table:table-cell table:style-name="ce27" table:formula="of:=[.G14]/[.$B14]*100" office:value-type="float" office:value="13.5287458423546" calcext:value-type="float">
            <text:p><text:s text:c="3"/>13.53</text:p>
          </table:table-cell>
          <table:table-cell table:style-name="ce35" office:value-type="float" office:value="110974" calcext:value-type="float">
            <text:p><text:s text:c="3"/>110,974</text:p>
          </table:table-cell>
          <table:table-cell table:style-name="ce27" table:formula="of:=[.I14]/[.$B14]*100" office:value-type="float" office:value="8.45424723572764" calcext:value-type="float">
            <text:p><text:s text:c="3"/>8.45</text:p>
          </table:table-cell>
          <table:table-cell table:style-name="ce42" office:value-type="float" office:value="985073" calcext:value-type="float">
            <text:p><text:s text:c="3"/>985,073</text:p>
          </table:table-cell>
          <table:table-cell table:style-name="ce27" table:formula="of:=[.K14]/[.$B14]*100" office:value-type="float" office:value="75.04506179141" calcext:value-type="float">
            <text:p><text:s text:c="3"/>75.05</text:p>
          </table:table-cell>
          <table:table-cell table:style-name="ce35" office:value-type="float" office:value="153430" calcext:value-type="float">
            <text:p><text:s text:c="3"/>153,430</text:p>
          </table:table-cell>
          <table:table-cell table:style-name="ce53" table:formula="of:=[.M14]/[.$B14]*100" office:value-type="float" office:value="11.6886401623596" calcext:value-type="float">
            <text:p><text:s text:c="3"/>11.6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南投縣</text:p>
          </table:table-cell>
          <table:table-cell table:style-name="ce17" office:value-type="float" office:value="532422" calcext:value-type="float">
            <text:p><text:s text:c="3"/>532,422</text:p>
          </table:table-cell>
          <table:table-cell table:style-name="ce17" office:value-type="float" office:value="22910" calcext:value-type="float">
            <text:p><text:s text:c="3"/>22,910</text:p>
          </table:table-cell>
          <table:table-cell table:style-name="ce27" table:formula="of:=[.C15]/[.$B15]*100" office:value-type="float" office:value="4.30297771316737" calcext:value-type="float">
            <text:p><text:s text:c="3"/>4.30</text:p>
          </table:table-cell>
          <table:table-cell table:style-name="ce17" office:value-type="float" office:value="33709" calcext:value-type="float">
            <text:p><text:s text:c="3"/>33,709</text:p>
          </table:table-cell>
          <table:table-cell table:style-name="ce27" table:formula="of:=[.E15]/[.$B15]*100" office:value-type="float" office:value="6.33125603374767" calcext:value-type="float">
            <text:p><text:s text:c="3"/>6.33</text:p>
          </table:table-cell>
          <table:table-cell table:style-name="ce17" office:value-type="float" office:value="66134" calcext:value-type="float">
            <text:p><text:s text:c="3"/>66,134</text:p>
          </table:table-cell>
          <table:table-cell table:style-name="ce27" table:formula="of:=[.G15]/[.$B15]*100" office:value-type="float" office:value="12.4213499817814" calcext:value-type="float">
            <text:p><text:s text:c="3"/>12.42</text:p>
          </table:table-cell>
          <table:table-cell table:style-name="ce35" office:value-type="float" office:value="44464" calcext:value-type="float">
            <text:p><text:s text:c="3"/>44,464</text:p>
          </table:table-cell>
          <table:table-cell table:style-name="ce27" table:formula="of:=[.I15]/[.$B15]*100" office:value-type="float" office:value="8.35127023301066" calcext:value-type="float">
            <text:p><text:s text:c="3"/>8.35</text:p>
          </table:table-cell>
          <table:table-cell table:style-name="ce42" office:value-type="float" office:value="406578" calcext:value-type="float">
            <text:p><text:s text:c="3"/>406,578</text:p>
          </table:table-cell>
          <table:table-cell table:style-name="ce27" table:formula="of:=[.K15]/[.$B15]*100" office:value-type="float" office:value="76.3638617487632" calcext:value-type="float">
            <text:p><text:s text:c="3"/>76.36</text:p>
          </table:table-cell>
          <table:table-cell table:style-name="ce35" office:value-type="float" office:value="69955" calcext:value-type="float">
            <text:p><text:s text:c="3"/>69,955</text:p>
          </table:table-cell>
          <table:table-cell table:style-name="ce53" table:formula="of:=[.M15]/[.$B15]*100" office:value-type="float" office:value="13.1390137898133" calcext:value-type="float">
            <text:p><text:s text:c="3"/>13.14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24638" calcext:value-type="float">
            <text:p><text:s text:c="3"/>724,638</text:p>
          </table:table-cell>
          <table:table-cell table:style-name="ce17" office:value-type="float" office:value="32985" calcext:value-type="float">
            <text:p><text:s text:c="3"/>32,985</text:p>
          </table:table-cell>
          <table:table-cell table:style-name="ce27" table:formula="of:=[.C16]/[.$B16]*100" office:value-type="float" office:value="4.55192799715168" calcext:value-type="float">
            <text:p><text:s text:c="3"/>4.55</text:p>
          </table:table-cell>
          <table:table-cell table:style-name="ce17" office:value-type="float" office:value="48061" calcext:value-type="float">
            <text:p><text:s text:c="3"/>48,061</text:p>
          </table:table-cell>
          <table:table-cell table:style-name="ce27" table:formula="of:=[.E16]/[.$B16]*100" office:value-type="float" office:value="6.63241508173736" calcext:value-type="float">
            <text:p><text:s text:c="3"/>6.63</text:p>
          </table:table-cell>
          <table:table-cell table:style-name="ce17" office:value-type="float" office:value="92003" calcext:value-type="float">
            <text:p><text:s text:c="3"/>92,003</text:p>
          </table:table-cell>
          <table:table-cell table:style-name="ce27" table:formula="of:=[.G16]/[.$B16]*100" office:value-type="float" office:value="12.6964084135803" calcext:value-type="float">
            <text:p><text:s text:c="3"/>12.70</text:p>
          </table:table-cell>
          <table:table-cell table:style-name="ce35" office:value-type="float" office:value="54833" calcext:value-type="float">
            <text:p><text:s text:c="3"/>54,833</text:p>
          </table:table-cell>
          <table:table-cell table:style-name="ce27" table:formula="of:=[.I16]/[.$B16]*100" office:value-type="float" office:value="7.56695067054171" calcext:value-type="float">
            <text:p><text:s text:c="3"/>7.57</text:p>
          </table:table-cell>
          <table:table-cell table:style-name="ce42" office:value-type="float" office:value="559521" calcext:value-type="float">
            <text:p><text:s text:c="3"/>559,521</text:p>
          </table:table-cell>
          <table:table-cell table:style-name="ce27" table:formula="of:=[.K16]/[.$B16]*100" office:value-type="float" office:value="77.2138640258998" calcext:value-type="float">
            <text:p><text:s text:c="3"/>77.21</text:p>
          </table:table-cell>
          <table:table-cell table:style-name="ce35" office:value-type="float" office:value="105769" calcext:value-type="float">
            <text:p><text:s text:c="3"/>105,769</text:p>
          </table:table-cell>
          <table:table-cell table:style-name="ce53" table:formula="of:=[.M16]/[.$B16]*100" office:value-type="float" office:value="14.5961155777091" calcext:value-type="float">
            <text:p><text:s text:c="3"/>14.6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縣</text:p>
          </table:table-cell>
          <table:table-cell table:style-name="ce17" office:value-type="float" office:value="548754" calcext:value-type="float">
            <text:p><text:s text:c="3"/>548,754</text:p>
          </table:table-cell>
          <table:table-cell table:style-name="ce17" office:value-type="float" office:value="24510" calcext:value-type="float">
            <text:p><text:s text:c="3"/>24,510</text:p>
          </table:table-cell>
          <table:table-cell table:style-name="ce27" table:formula="of:=[.C17]/[.$B17]*100" office:value-type="float" office:value="4.46648224887655" calcext:value-type="float">
            <text:p><text:s text:c="3"/>4.47</text:p>
          </table:table-cell>
          <table:table-cell table:style-name="ce17" office:value-type="float" office:value="35378" calcext:value-type="float">
            <text:p><text:s text:c="3"/>35,378</text:p>
          </table:table-cell>
          <table:table-cell table:style-name="ce27" table:formula="of:=[.E17]/[.$B17]*100" office:value-type="float" office:value="6.44696895147917" calcext:value-type="float">
            <text:p><text:s text:c="3"/>6.45</text:p>
          </table:table-cell>
          <table:table-cell table:style-name="ce17" office:value-type="float" office:value="66107" calcext:value-type="float">
            <text:p><text:s text:c="3"/>66,107</text:p>
          </table:table-cell>
          <table:table-cell table:style-name="ce27" table:formula="of:=[.G17]/[.$B17]*100" office:value-type="float" office:value="12.0467459007133" calcext:value-type="float">
            <text:p><text:s text:c="3"/>12.05</text:p>
          </table:table-cell>
          <table:table-cell table:style-name="ce35" office:value-type="float" office:value="39928" calcext:value-type="float">
            <text:p><text:s text:c="3"/>39,928</text:p>
          </table:table-cell>
          <table:table-cell table:style-name="ce27" table:formula="of:=[.I17]/[.$B17]*100" office:value-type="float" office:value="7.27612008295156" calcext:value-type="float">
            <text:p><text:s text:c="3"/>7.28</text:p>
          </table:table-cell>
          <table:table-cell table:style-name="ce42" office:value-type="float" office:value="428421" calcext:value-type="float">
            <text:p><text:s text:c="3"/>428,421</text:p>
          </table:table-cell>
          <table:table-cell table:style-name="ce27" table:formula="of:=[.K17]/[.$B17]*100" office:value-type="float" office:value="78.0715949223149" calcext:value-type="float">
            <text:p><text:s text:c="3"/>78.07</text:p>
          </table:table-cell>
          <table:table-cell table:style-name="ce35" office:value-type="float" office:value="83697" calcext:value-type="float">
            <text:p><text:s text:c="3"/>83,697</text:p>
          </table:table-cell>
          <table:table-cell table:style-name="ce53" table:formula="of:=[.M17]/[.$B17]*100" office:value-type="float" office:value="15.2521895056801" calcext:value-type="float">
            <text:p><text:s text:c="3"/>15.2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縣</text:p>
          </table:table-cell>
          <table:table-cell table:style-name="ce17" office:value-type="float" office:value="1104437" calcext:value-type="float">
            <text:p><text:s text:c="3"/>1,104,437</text:p>
          </table:table-cell>
          <table:table-cell table:style-name="ce17" office:value-type="float" office:value="44717" calcext:value-type="float">
            <text:p><text:s text:c="3"/>44,717</text:p>
          </table:table-cell>
          <table:table-cell table:style-name="ce27" table:formula="of:=[.C18]/[.$B18]*100" office:value-type="float" office:value="4.04885022866854" calcext:value-type="float">
            <text:p><text:s text:c="3"/>4.05</text:p>
          </table:table-cell>
          <table:table-cell table:style-name="ce17" office:value-type="float" office:value="64996" calcext:value-type="float">
            <text:p><text:s text:c="3"/>64,996</text:p>
          </table:table-cell>
          <table:table-cell table:style-name="ce27" table:formula="of:=[.E18]/[.$B18]*100" office:value-type="float" office:value="5.88498936562248" calcext:value-type="float">
            <text:p><text:s text:c="3"/>5.88</text:p>
          </table:table-cell>
          <table:table-cell table:style-name="ce17" office:value-type="float" office:value="127700" calcext:value-type="float">
            <text:p><text:s text:c="3"/>127,700</text:p>
          </table:table-cell>
          <table:table-cell table:style-name="ce27" table:formula="of:=[.G18]/[.$B18]*100" office:value-type="float" office:value="11.5624521815187" calcext:value-type="float">
            <text:p><text:s text:c="3"/>11.56</text:p>
          </table:table-cell>
          <table:table-cell table:style-name="ce35" office:value-type="float" office:value="86915" calcext:value-type="float">
            <text:p><text:s text:c="3"/>86,915</text:p>
          </table:table-cell>
          <table:table-cell table:style-name="ce27" table:formula="of:=[.I18]/[.$B18]*100" office:value-type="float" office:value="7.86962044915192" calcext:value-type="float">
            <text:p><text:s text:c="3"/>7.87</text:p>
          </table:table-cell>
          <table:table-cell table:style-name="ce42" office:value-type="float" office:value="858705" calcext:value-type="float">
            <text:p><text:s text:c="3"/>858,705</text:p>
          </table:table-cell>
          <table:table-cell table:style-name="ce27" table:formula="of:=[.K18]/[.$B18]*100" office:value-type="float" office:value="77.7504737707991" calcext:value-type="float">
            <text:p><text:s text:c="3"/>77.75</text:p>
          </table:table-cell>
          <table:table-cell table:style-name="ce35" office:value-type="float" office:value="139758" calcext:value-type="float">
            <text:p><text:s text:c="3"/>139,758</text:p>
          </table:table-cell>
          <table:table-cell table:style-name="ce53" table:formula="of:=[.M18]/[.$B18]*100" office:value-type="float" office:value="12.6542301643281" calcext:value-type="float">
            <text:p><text:s text:c="3"/>12.6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高雄縣</text:p>
          </table:table-cell>
          <table:table-cell table:style-name="ce17" office:value-type="float" office:value="1242866" calcext:value-type="float">
            <text:p><text:s text:c="3"/>1,242,866</text:p>
          </table:table-cell>
          <table:table-cell table:style-name="ce17" office:value-type="float" office:value="53592" calcext:value-type="float">
            <text:p><text:s text:c="3"/>53,592</text:p>
          </table:table-cell>
          <table:table-cell table:style-name="ce27" table:formula="of:=[.C19]/[.$B19]*100" office:value-type="float" office:value="4.31196927102359" calcext:value-type="float">
            <text:p><text:s text:c="3"/>4.31</text:p>
          </table:table-cell>
          <table:table-cell table:style-name="ce17" office:value-type="float" office:value="77279" calcext:value-type="float">
            <text:p><text:s text:c="3"/>77,279</text:p>
          </table:table-cell>
          <table:table-cell table:style-name="ce27" table:formula="of:=[.E19]/[.$B19]*100" office:value-type="float" office:value="6.21780626390938" calcext:value-type="float">
            <text:p><text:s text:c="3"/>6.22</text:p>
          </table:table-cell>
          <table:table-cell table:style-name="ce17" office:value-type="float" office:value="149020" calcext:value-type="float">
            <text:p><text:s text:c="3"/>149,020</text:p>
          </table:table-cell>
          <table:table-cell table:style-name="ce27" table:formula="of:=[.G19]/[.$B19]*100" office:value-type="float" office:value="11.9900294963415" calcext:value-type="float">
            <text:p><text:s text:c="3"/>11.99</text:p>
          </table:table-cell>
          <table:table-cell table:style-name="ce35" office:value-type="float" office:value="100623" calcext:value-type="float">
            <text:p><text:s text:c="3"/>100,623</text:p>
          </table:table-cell>
          <table:table-cell table:style-name="ce27" table:formula="of:=[.I19]/[.$B19]*100" office:value-type="float" office:value="8.09604575231763" calcext:value-type="float">
            <text:p><text:s text:c="3"/>8.10</text:p>
          </table:table-cell>
          <table:table-cell table:style-name="ce42" office:value-type="float" office:value="957793" calcext:value-type="float">
            <text:p><text:s text:c="3"/>957,793</text:p>
          </table:table-cell>
          <table:table-cell table:style-name="ce27" table:formula="of:=[.K19]/[.$B19]*100" office:value-type="float" office:value="77.0632554112833" calcext:value-type="float">
            <text:p><text:s text:c="3"/>77.06</text:p>
          </table:table-cell>
          <table:table-cell table:style-name="ce35" office:value-type="float" office:value="124602" calcext:value-type="float">
            <text:p><text:s text:c="3"/>124,602</text:p>
          </table:table-cell>
          <table:table-cell table:style-name="ce53" table:formula="of:=[.M19]/[.$B19]*100" office:value-type="float" office:value="10.0253768306479" calcext:value-type="float">
            <text:p><text:s text:c="3"/>10.03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屏東縣</text:p>
          </table:table-cell>
          <table:table-cell table:style-name="ce17" office:value-type="float" office:value="886193" calcext:value-type="float">
            <text:p><text:s text:c="3"/>886,193</text:p>
          </table:table-cell>
          <table:table-cell table:style-name="ce17" office:value-type="float" office:value="36648" calcext:value-type="float">
            <text:p><text:s text:c="3"/>36,648</text:p>
          </table:table-cell>
          <table:table-cell table:style-name="ce27" table:formula="of:=[.C20]/[.$B20]*100" office:value-type="float" office:value="4.13544227950345" calcext:value-type="float">
            <text:p><text:s text:c="3"/>4.14</text:p>
          </table:table-cell>
          <table:table-cell table:style-name="ce17" office:value-type="float" office:value="54112" calcext:value-type="float">
            <text:p><text:s text:c="3"/>54,112</text:p>
          </table:table-cell>
          <table:table-cell table:style-name="ce27" table:formula="of:=[.E20]/[.$B20]*100" office:value-type="float" office:value="6.10611909595314" calcext:value-type="float">
            <text:p><text:s text:c="3"/>6.11</text:p>
          </table:table-cell>
          <table:table-cell table:style-name="ce17" office:value-type="float" office:value="107635" calcext:value-type="float">
            <text:p><text:s text:c="3"/>107,635</text:p>
          </table:table-cell>
          <table:table-cell table:style-name="ce27" table:formula="of:=[.G20]/[.$B20]*100" office:value-type="float" office:value="12.145774114668" calcext:value-type="float">
            <text:p><text:s text:c="3"/>12.15</text:p>
          </table:table-cell>
          <table:table-cell table:style-name="ce35" office:value-type="float" office:value="72920" calcext:value-type="float">
            <text:p><text:s text:c="3"/>72,920</text:p>
          </table:table-cell>
          <table:table-cell table:style-name="ce27" table:formula="of:=[.I20]/[.$B20]*100" office:value-type="float" office:value="8.22845587812136" calcext:value-type="float">
            <text:p><text:s text:c="3"/>8.23</text:p>
          </table:table-cell>
          <table:table-cell table:style-name="ce42" office:value-type="float" office:value="681200" calcext:value-type="float">
            <text:p><text:s text:c="3"/>681,200</text:p>
          </table:table-cell>
          <table:table-cell table:style-name="ce27" table:formula="of:=[.K20]/[.$B20]*100" office:value-type="float" office:value="76.8681314341233" calcext:value-type="float">
            <text:p><text:s text:c="3"/>76.87</text:p>
          </table:table-cell>
          <table:table-cell table:style-name="ce35" office:value-type="float" office:value="107730" calcext:value-type="float">
            <text:p><text:s text:c="3"/>107,730</text:p>
          </table:table-cell>
          <table:table-cell table:style-name="ce53" table:formula="of:=[.M20]/[.$B20]*100" office:value-type="float" office:value="12.1564941271258" calcext:value-type="float">
            <text:p><text:s text:c="3"/>12.1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東縣</text:p>
          </table:table-cell>
          <table:table-cell table:style-name="ce17" office:value-type="float" office:value="232258" calcext:value-type="float">
            <text:p><text:s text:c="3"/>232,258</text:p>
          </table:table-cell>
          <table:table-cell table:style-name="ce17" office:value-type="float" office:value="10537" calcext:value-type="float">
            <text:p><text:s text:c="3"/>10,537</text:p>
          </table:table-cell>
          <table:table-cell table:style-name="ce27" table:formula="of:=[.C21]/[.$B21]*100" office:value-type="float" office:value="4.53676514910143" calcext:value-type="float">
            <text:p><text:s text:c="3"/>4.54</text:p>
          </table:table-cell>
          <table:table-cell table:style-name="ce17" office:value-type="float" office:value="15332" calcext:value-type="float">
            <text:p><text:s text:c="3"/>15,332</text:p>
          </table:table-cell>
          <table:table-cell table:style-name="ce27" table:formula="of:=[.E21]/[.$B21]*100" office:value-type="float" office:value="6.60127961146656" calcext:value-type="float">
            <text:p><text:s text:c="3"/>6.60</text:p>
          </table:table-cell>
          <table:table-cell table:style-name="ce17" office:value-type="float" office:value="29478" calcext:value-type="float">
            <text:p><text:s text:c="3"/>29,478</text:p>
          </table:table-cell>
          <table:table-cell table:style-name="ce27" table:formula="of:=[.G21]/[.$B21]*100" office:value-type="float" office:value="12.6919201922001" calcext:value-type="float">
            <text:p><text:s text:c="3"/>12.69</text:p>
          </table:table-cell>
          <table:table-cell table:style-name="ce35" office:value-type="float" office:value="18621" calcext:value-type="float">
            <text:p><text:s text:c="3"/>18,621</text:p>
          </table:table-cell>
          <table:table-cell table:style-name="ce27" table:formula="of:=[.I21]/[.$B21]*100" office:value-type="float" office:value="8.01737722704923" calcext:value-type="float">
            <text:p><text:s text:c="3"/>8.02</text:p>
          </table:table-cell>
          <table:table-cell table:style-name="ce42" office:value-type="float" office:value="177987" calcext:value-type="float">
            <text:p><text:s text:c="3"/>177,987</text:p>
          </table:table-cell>
          <table:table-cell table:style-name="ce27" table:formula="of:=[.K21]/[.$B21]*100" office:value-type="float" office:value="76.633312953698" calcext:value-type="float">
            <text:p><text:s text:c="3"/>76.63</text:p>
          </table:table-cell>
          <table:table-cell table:style-name="ce35" office:value-type="float" office:value="29813" calcext:value-type="float">
            <text:p><text:s text:c="3"/>29,813</text:p>
          </table:table-cell>
          <table:table-cell table:style-name="ce53" table:formula="of:=[.M21]/[.$B21]*100" office:value-type="float" office:value="12.8361563433768" calcext:value-type="float">
            <text:p><text:s text:c="3"/>12.8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花蓮縣</text:p>
          </table:table-cell>
          <table:table-cell table:style-name="ce17" office:value-type="float" office:value="342003" calcext:value-type="float">
            <text:p><text:s text:c="3"/>342,003</text:p>
          </table:table-cell>
          <table:table-cell table:style-name="ce17" office:value-type="float" office:value="14714" calcext:value-type="float">
            <text:p><text:s text:c="3"/>14,714</text:p>
          </table:table-cell>
          <table:table-cell table:style-name="ce27" table:formula="of:=[.C22]/[.$B22]*100" office:value-type="float" office:value="4.30230144180022" calcext:value-type="float">
            <text:p><text:s text:c="3"/>4.30</text:p>
          </table:table-cell>
          <table:table-cell table:style-name="ce17" office:value-type="float" office:value="21492" calcext:value-type="float">
            <text:p><text:s text:c="3"/>21,492</text:p>
          </table:table-cell>
          <table:table-cell table:style-name="ce27" table:formula="of:=[.E22]/[.$B22]*100" office:value-type="float" office:value="6.2841554021456" calcext:value-type="float">
            <text:p><text:s text:c="3"/>6.28</text:p>
          </table:table-cell>
          <table:table-cell table:style-name="ce17" office:value-type="float" office:value="42406" calcext:value-type="float">
            <text:p><text:s text:c="3"/>42,406</text:p>
          </table:table-cell>
          <table:table-cell table:style-name="ce27" table:formula="of:=[.G22]/[.$B22]*100" office:value-type="float" office:value="12.3993064388324" calcext:value-type="float">
            <text:p><text:s text:c="3"/>12.40</text:p>
          </table:table-cell>
          <table:table-cell table:style-name="ce35" office:value-type="float" office:value="28861" calcext:value-type="float">
            <text:p><text:s text:c="3"/>28,861</text:p>
          </table:table-cell>
          <table:table-cell table:style-name="ce27" table:formula="of:=[.I22]/[.$B22]*100" office:value-type="float" office:value="8.4388148641971" calcext:value-type="float">
            <text:p><text:s text:c="3"/>8.44</text:p>
          </table:table-cell>
          <table:table-cell table:style-name="ce42" office:value-type="float" office:value="261345" calcext:value-type="float">
            <text:p><text:s text:c="3"/>261,345</text:p>
          </table:table-cell>
          <table:table-cell table:style-name="ce27" table:formula="of:=[.K22]/[.$B22]*100" office:value-type="float" office:value="76.4159963509092" calcext:value-type="float">
            <text:p><text:s text:c="3"/>76.42</text:p>
          </table:table-cell>
          <table:table-cell table:style-name="ce35" office:value-type="float" office:value="41646" calcext:value-type="float">
            <text:p><text:s text:c="3"/>41,646</text:p>
          </table:table-cell>
          <table:table-cell table:style-name="ce53" table:formula="of:=[.M22]/[.$B22]*100" office:value-type="float" office:value="12.1770861659108" calcext:value-type="float">
            <text:p><text:s text:c="3"/>12.1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澎湖縣</text:p>
          </table:table-cell>
          <table:table-cell table:style-name="ce17" office:value-type="float" office:value="92907" calcext:value-type="float">
            <text:p><text:s text:c="3"/>92,907</text:p>
          </table:table-cell>
          <table:table-cell table:style-name="ce17" office:value-type="float" office:value="4059" calcext:value-type="float">
            <text:p><text:s text:c="3"/>4,059</text:p>
          </table:table-cell>
          <table:table-cell table:style-name="ce27" table:formula="of:=[.C23]/[.$B23]*100" office:value-type="float" office:value="4.3688850140463" calcext:value-type="float">
            <text:p><text:s text:c="3"/>4.37</text:p>
          </table:table-cell>
          <table:table-cell table:style-name="ce17" office:value-type="float" office:value="5804" calcext:value-type="float">
            <text:p><text:s text:c="3"/>5,804</text:p>
          </table:table-cell>
          <table:table-cell table:style-name="ce27" table:formula="of:=[.E23]/[.$B23]*100" office:value-type="float" office:value="6.24710732237614" calcext:value-type="float">
            <text:p><text:s text:c="3"/>6.25</text:p>
          </table:table-cell>
          <table:table-cell table:style-name="ce17" office:value-type="float" office:value="10934" calcext:value-type="float">
            <text:p><text:s text:c="3"/>10,934</text:p>
          </table:table-cell>
          <table:table-cell table:style-name="ce27" table:formula="of:=[.G23]/[.$B23]*100" office:value-type="float" office:value="11.7687580053171" calcext:value-type="float">
            <text:p><text:s text:c="3"/>11.77</text:p>
          </table:table-cell>
          <table:table-cell table:style-name="ce35" office:value-type="float" office:value="6602" calcext:value-type="float">
            <text:p><text:s text:c="3"/>6,602</text:p>
          </table:table-cell>
          <table:table-cell table:style-name="ce27" table:formula="of:=[.I23]/[.$B23]*100" office:value-type="float" office:value="7.10603076194474" calcext:value-type="float">
            <text:p><text:s text:c="3"/>7.11</text:p>
          </table:table-cell>
          <table:table-cell table:style-name="ce42" office:value-type="float" office:value="73004" calcext:value-type="float">
            <text:p><text:s text:c="3"/>73,004</text:p>
          </table:table-cell>
          <table:table-cell table:style-name="ce27" table:formula="of:=[.K23]/[.$B23]*100" office:value-type="float" office:value="78.5775022334162" calcext:value-type="float">
            <text:p><text:s text:c="3"/>78.58</text:p>
          </table:table-cell>
          <table:table-cell table:style-name="ce35" office:value-type="float" office:value="13816" calcext:value-type="float">
            <text:p><text:s text:c="3"/>13,816</text:p>
          </table:table-cell>
          <table:table-cell table:style-name="ce53" table:formula="of:=[.M23]/[.$B23]*100" office:value-type="float" office:value="14.8707847632579" calcext:value-type="float">
            <text:p><text:s text:c="3"/>14.87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基隆市</text:p>
          </table:table-cell>
          <table:table-cell table:style-name="ce17" office:value-type="float" office:value="389134" calcext:value-type="float">
            <text:p><text:s text:c="3"/>389,134</text:p>
          </table:table-cell>
          <table:table-cell table:style-name="ce17" office:value-type="float" office:value="14651" calcext:value-type="float">
            <text:p><text:s text:c="3"/>14,651</text:p>
          </table:table-cell>
          <table:table-cell table:style-name="ce27" table:formula="of:=[.C24]/[.$B24]*100" office:value-type="float" office:value="3.76502695729492" calcext:value-type="float">
            <text:p><text:s text:c="3"/>3.77</text:p>
          </table:table-cell>
          <table:table-cell table:style-name="ce17" office:value-type="float" office:value="21849" calcext:value-type="float">
            <text:p><text:s text:c="3"/>21,849</text:p>
          </table:table-cell>
          <table:table-cell table:style-name="ce27" table:formula="of:=[.E24]/[.$B24]*100" office:value-type="float" office:value="5.61477537300776" calcext:value-type="float">
            <text:p><text:s text:c="3"/>5.61</text:p>
          </table:table-cell>
          <table:table-cell table:style-name="ce17" office:value-type="float" office:value="45554" calcext:value-type="float">
            <text:p><text:s text:c="3"/>45,554</text:p>
          </table:table-cell>
          <table:table-cell table:style-name="ce27" table:formula="of:=[.G24]/[.$B24]*100" office:value-type="float" office:value="11.7065072699893" calcext:value-type="float">
            <text:p><text:s text:c="3"/>11.71</text:p>
          </table:table-cell>
          <table:table-cell table:style-name="ce35" office:value-type="float" office:value="33647" calcext:value-type="float">
            <text:p><text:s text:c="3"/>33,647</text:p>
          </table:table-cell>
          <table:table-cell table:style-name="ce27" table:formula="of:=[.I24]/[.$B24]*100" office:value-type="float" office:value="8.64663586322449" calcext:value-type="float">
            <text:p><text:s text:c="3"/>8.65</text:p>
          </table:table-cell>
          <table:table-cell table:style-name="ce42" office:value-type="float" office:value="298857" calcext:value-type="float">
            <text:p><text:s text:c="3"/>298,857</text:p>
          </table:table-cell>
          <table:table-cell table:style-name="ce27" table:formula="of:=[.K24]/[.$B24]*100" office:value-type="float" office:value="76.8005365760895" calcext:value-type="float">
            <text:p><text:s text:c="3"/>76.80</text:p>
          </table:table-cell>
          <table:table-cell table:style-name="ce35" office:value-type="float" office:value="41503" calcext:value-type="float">
            <text:p><text:s text:c="3"/>41,503</text:p>
          </table:table-cell>
          <table:table-cell table:style-name="ce53" table:formula="of:=[.M24]/[.$B24]*100" office:value-type="float" office:value="10.6654777017685" calcext:value-type="float">
            <text:p><text:s text:c="3"/>10.6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市</text:p>
          </table:table-cell>
          <table:table-cell table:style-name="ce17" office:value-type="float" office:value="403272" calcext:value-type="float">
            <text:p><text:s text:c="3"/>403,272</text:p>
          </table:table-cell>
          <table:table-cell table:style-name="ce17" office:value-type="float" office:value="23898" calcext:value-type="float">
            <text:p><text:s text:c="3"/>23,898</text:p>
          </table:table-cell>
          <table:table-cell table:style-name="ce27" table:formula="of:=[.C25]/[.$B25]*100" office:value-type="float" office:value="5.92602511456288" calcext:value-type="float">
            <text:p><text:s text:c="3"/>5.93</text:p>
          </table:table-cell>
          <table:table-cell table:style-name="ce17" office:value-type="float" office:value="34299" calcext:value-type="float">
            <text:p><text:s text:c="3"/>34,299</text:p>
          </table:table-cell>
          <table:table-cell table:style-name="ce27" table:formula="of:=[.E25]/[.$B25]*100" office:value-type="float" office:value="8.50517764684878" calcext:value-type="float">
            <text:p><text:s text:c="3"/>8.51</text:p>
          </table:table-cell>
          <table:table-cell table:style-name="ce17" office:value-type="float" office:value="63495" calcext:value-type="float">
            <text:p><text:s text:c="3"/>63,495</text:p>
          </table:table-cell>
          <table:table-cell table:style-name="ce27" table:formula="of:=[.G25]/[.$B25]*100" office:value-type="float" office:value="15.7449562578111" calcext:value-type="float">
            <text:p><text:s text:c="3"/>15.74</text:p>
          </table:table-cell>
          <table:table-cell table:style-name="ce35" office:value-type="float" office:value="35144" calcext:value-type="float">
            <text:p><text:s text:c="3"/>35,144</text:p>
          </table:table-cell>
          <table:table-cell table:style-name="ce27" table:formula="of:=[.I25]/[.$B25]*100" office:value-type="float" office:value="8.71471364240513" calcext:value-type="float">
            <text:p><text:s text:c="3"/>8.71</text:p>
          </table:table-cell>
          <table:table-cell table:style-name="ce42" office:value-type="float" office:value="293549" calcext:value-type="float">
            <text:p><text:s text:c="3"/>293,549</text:p>
          </table:table-cell>
          <table:table-cell table:style-name="ce27" table:formula="of:=[.K25]/[.$B25]*100" office:value-type="float" office:value="72.7918129699062" calcext:value-type="float">
            <text:p><text:s text:c="3"/>72.79</text:p>
          </table:table-cell>
          <table:table-cell table:style-name="ce35" office:value-type="float" office:value="37259" calcext:value-type="float">
            <text:p><text:s text:c="3"/>37,259</text:p>
          </table:table-cell>
          <table:table-cell table:style-name="ce53" table:formula="of:=[.M25]/[.$B25]*100" office:value-type="float" office:value="9.23917356027694" calcext:value-type="float">
            <text:p><text:s text:c="3"/>9.2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市</text:p>
          </table:table-cell>
          <table:table-cell table:style-name="ce17" office:value-type="float" office:value="1063429" calcext:value-type="float">
            <text:p><text:s text:c="3"/>1,063,429</text:p>
          </table:table-cell>
          <table:table-cell table:style-name="ce17" office:value-type="float" office:value="48669" calcext:value-type="float">
            <text:p><text:s text:c="3"/>48,669</text:p>
          </table:table-cell>
          <table:table-cell table:style-name="ce27" table:formula="of:=[.C26]/[.$B26]*100" office:value-type="float" office:value="4.57661019212378" calcext:value-type="float">
            <text:p><text:s text:c="3"/>4.58</text:p>
          </table:table-cell>
          <table:table-cell table:style-name="ce17" office:value-type="float" office:value="73756" calcext:value-type="float">
            <text:p><text:s text:c="3"/>73,756</text:p>
          </table:table-cell>
          <table:table-cell table:style-name="ce27" table:formula="of:=[.E26]/[.$B26]*100" office:value-type="float" office:value="6.93567694693299" calcext:value-type="float">
            <text:p><text:s text:c="3"/>6.94</text:p>
          </table:table-cell>
          <table:table-cell table:style-name="ce17" office:value-type="float" office:value="153845" calcext:value-type="float">
            <text:p><text:s text:c="3"/>153,845</text:p>
          </table:table-cell>
          <table:table-cell table:style-name="ce27" table:formula="of:=[.G26]/[.$B26]*100" office:value-type="float" office:value="14.4668802524663" calcext:value-type="float">
            <text:p><text:s text:c="3"/>14.47</text:p>
          </table:table-cell>
          <table:table-cell table:style-name="ce35" office:value-type="float" office:value="100029" calcext:value-type="float">
            <text:p><text:s text:c="3"/>100,029</text:p>
          </table:table-cell>
          <table:table-cell table:style-name="ce27" table:formula="of:=[.I26]/[.$B26]*100" office:value-type="float" office:value="9.40626971805358" calcext:value-type="float">
            <text:p><text:s text:c="3"/>9.41</text:p>
          </table:table-cell>
          <table:table-cell table:style-name="ce42" office:value-type="float" office:value="778975" calcext:value-type="float">
            <text:p><text:s text:c="3"/>778,975</text:p>
          </table:table-cell>
          <table:table-cell table:style-name="ce27" table:formula="of:=[.K26]/[.$B26]*100" office:value-type="float" office:value="73.2512466746722" calcext:value-type="float">
            <text:p><text:s text:c="3"/>73.25</text:p>
          </table:table-cell>
          <table:table-cell table:style-name="ce35" office:value-type="float" office:value="83613" calcext:value-type="float">
            <text:p><text:s text:c="3"/>83,613</text:p>
          </table:table-cell>
          <table:table-cell table:style-name="ce53" table:formula="of:=[.M26]/[.$B26]*100" office:value-type="float" office:value="7.86258414995265" calcext:value-type="float">
            <text:p><text:s text:c="3"/>7.8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市</text:p>
          </table:table-cell>
          <table:table-cell table:style-name="ce17" office:value-type="float" office:value="274074" calcext:value-type="float">
            <text:p><text:s text:c="3"/>274,074</text:p>
          </table:table-cell>
          <table:table-cell table:style-name="ce17" office:value-type="float" office:value="11471" calcext:value-type="float">
            <text:p><text:s text:c="3"/>11,471</text:p>
          </table:table-cell>
          <table:table-cell table:style-name="ce27" table:formula="of:=[.C27]/[.$B27]*100" office:value-type="float" office:value="4.18536599604486" calcext:value-type="float">
            <text:p><text:s text:c="3"/>4.19</text:p>
          </table:table-cell>
          <table:table-cell table:style-name="ce17" office:value-type="float" office:value="17778" calcext:value-type="float">
            <text:p><text:s text:c="3"/>17,778</text:p>
          </table:table-cell>
          <table:table-cell table:style-name="ce27" table:formula="of:=[.E27]/[.$B27]*100" office:value-type="float" office:value="6.48656932069441" calcext:value-type="float">
            <text:p><text:s text:c="3"/>6.49</text:p>
          </table:table-cell>
          <table:table-cell table:style-name="ce17" office:value-type="float" office:value="38633" calcext:value-type="float">
            <text:p><text:s text:c="3"/>38,633</text:p>
          </table:table-cell>
          <table:table-cell table:style-name="ce27" table:formula="of:=[.G27]/[.$B27]*100" office:value-type="float" office:value="14.0958281340076" calcext:value-type="float">
            <text:p><text:s text:c="3"/>14.10</text:p>
          </table:table-cell>
          <table:table-cell table:style-name="ce35" office:value-type="float" office:value="25549" calcext:value-type="float">
            <text:p><text:s text:c="3"/>25,549</text:p>
          </table:table-cell>
          <table:table-cell table:style-name="ce27" table:formula="of:=[.I27]/[.$B27]*100" office:value-type="float" office:value="9.32193495187431" calcext:value-type="float">
            <text:p><text:s text:c="3"/>9.32</text:p>
          </table:table-cell>
          <table:table-cell table:style-name="ce42" office:value-type="float" office:value="202244" calcext:value-type="float">
            <text:p><text:s text:c="3"/>202,244</text:p>
          </table:table-cell>
          <table:table-cell table:style-name="ce27" table:formula="of:=[.K27]/[.$B27]*100" office:value-type="float" office:value="73.7917496734459" calcext:value-type="float">
            <text:p><text:s text:c="3"/>73.79</text:p>
          </table:table-cell>
          <table:table-cell table:style-name="ce35" office:value-type="float" office:value="28845" calcext:value-type="float">
            <text:p><text:s text:c="3"/>28,845</text:p>
          </table:table-cell>
          <table:table-cell table:style-name="ce53" table:formula="of:=[.M27]/[.$B27]*100" office:value-type="float" office:value="10.5245298714946" calcext:value-type="float">
            <text:p><text:s text:c="3"/>10.5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市</text:p>
          </table:table-cell>
          <table:table-cell table:style-name="ce17" office:value-type="float" office:value="767593" calcext:value-type="float">
            <text:p><text:s text:c="3"/>767,593</text:p>
          </table:table-cell>
          <table:table-cell table:style-name="ce17" office:value-type="float" office:value="32178" calcext:value-type="float">
            <text:p><text:s text:c="3"/>32,178</text:p>
          </table:table-cell>
          <table:table-cell table:style-name="ce27" table:formula="of:=[.C28]/[.$B28]*100" office:value-type="float" office:value="4.1920653262862" calcext:value-type="float">
            <text:p><text:s text:c="3"/>4.19</text:p>
          </table:table-cell>
          <table:table-cell table:style-name="ce17" office:value-type="float" office:value="47405" calcext:value-type="float">
            <text:p><text:s text:c="3"/>47,405</text:p>
          </table:table-cell>
          <table:table-cell table:style-name="ce27" table:formula="of:=[.E28]/[.$B28]*100" office:value-type="float" office:value="6.17579889342399" calcext:value-type="float">
            <text:p><text:s text:c="3"/>6.18</text:p>
          </table:table-cell>
          <table:table-cell table:style-name="ce17" office:value-type="float" office:value="96888" calcext:value-type="float">
            <text:p><text:s text:c="3"/>96,888</text:p>
          </table:table-cell>
          <table:table-cell table:style-name="ce27" table:formula="of:=[.G28]/[.$B28]*100" office:value-type="float" office:value="12.6223141690974" calcext:value-type="float">
            <text:p><text:s text:c="3"/>12.62</text:p>
          </table:table-cell>
          <table:table-cell table:style-name="ce35" office:value-type="float" office:value="66285" calcext:value-type="float">
            <text:p><text:s text:c="3"/>66,285</text:p>
          </table:table-cell>
          <table:table-cell table:style-name="ce27" table:formula="of:=[.I28]/[.$B28]*100" office:value-type="float" office:value="8.63543570616199" calcext:value-type="float">
            <text:p><text:s text:c="3"/>8.64</text:p>
          </table:table-cell>
          <table:table-cell table:style-name="ce42" office:value-type="float" office:value="582720" calcext:value-type="float">
            <text:p><text:s text:c="3"/>582,720</text:p>
          </table:table-cell>
          <table:table-cell table:style-name="ce27" table:formula="of:=[.K28]/[.$B28]*100" office:value-type="float" office:value="75.9152311185746" calcext:value-type="float">
            <text:p><text:s text:c="3"/>75.92</text:p>
          </table:table-cell>
          <table:table-cell table:style-name="ce35" office:value-type="float" office:value="70793" calcext:value-type="float">
            <text:p><text:s text:c="3"/>70,793</text:p>
          </table:table-cell>
          <table:table-cell table:style-name="ce53" table:formula="of:=[.M28]/[.$B28]*100" office:value-type="float" office:value="9.22272610615261" calcext:value-type="float">
            <text:p><text:s text:c="3"/>9.22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<text:s/>臺 北 市</text:p>
          </table:table-cell>
          <table:table-cell table:style-name="ce18" office:value-type="float" office:value="2626114" calcext:value-type="float">
            <text:p><text:s text:c="3"/>2,626,114</text:p>
          </table:table-cell>
          <table:table-cell table:style-name="ce18" office:value-type="float" office:value="110138" calcext:value-type="float">
            <text:p><text:s text:c="3"/>110,138</text:p>
          </table:table-cell>
          <table:table-cell table:style-name="ce26" table:formula="of:=[.C29]/[.$B29]*100" office:value-type="float" office:value="4.19395349935304" calcext:value-type="float">
            <text:p><text:s text:c="3"/>4.19</text:p>
          </table:table-cell>
          <table:table-cell table:style-name="ce18" office:value-type="float" office:value="158706" calcext:value-type="float">
            <text:p><text:s text:c="3"/>158,706</text:p>
          </table:table-cell>
          <table:table-cell table:style-name="ce26" table:formula="of:=[.E29]/[.$B29]*100" office:value-type="float" office:value="6.04337816256263" calcext:value-type="float">
            <text:p><text:s text:c="3"/>6.04</text:p>
          </table:table-cell>
          <table:table-cell table:style-name="ce18" office:value-type="float" office:value="310752" calcext:value-type="float">
            <text:p><text:s text:c="3"/>310,752</text:p>
          </table:table-cell>
          <table:table-cell table:style-name="ce26" table:formula="of:=[.G29]/[.$B29]*100" office:value-type="float" office:value="11.8331496652468" calcext:value-type="float">
            <text:p><text:s text:c="3"/>11.83</text:p>
          </table:table-cell>
          <table:table-cell table:style-name="ce36" office:value-type="float" office:value="199665" calcext:value-type="float">
            <text:p><text:s text:c="3"/>199,665</text:p>
          </table:table-cell>
          <table:table-cell table:style-name="ce26" table:formula="of:=[.I29]/[.$B29]*100" office:value-type="float" office:value="7.60305912081502" calcext:value-type="float">
            <text:p><text:s text:c="3"/>7.60</text:p>
          </table:table-cell>
          <table:table-cell table:style-name="ce43" office:value-type="float" office:value="2050815" calcext:value-type="float">
            <text:p><text:s text:c="3"/>2,050,815</text:p>
          </table:table-cell>
          <table:table-cell table:style-name="ce26" table:formula="of:=[.K29]/[.$B29]*100" office:value-type="float" office:value="78.0931444712606" calcext:value-type="float">
            <text:p><text:s text:c="3"/>78.09</text:p>
          </table:table-cell>
          <table:table-cell table:style-name="ce36" office:value-type="float" office:value="319138" calcext:value-type="float">
            <text:p><text:s text:c="3"/>319,138</text:p>
          </table:table-cell>
          <table:table-cell table:style-name="ce52" table:formula="of:=[.M29]/[.$B29]*100" office:value-type="float" office:value="12.1524808138565" calcext:value-type="float">
            <text:p><text:s text:c="3"/>12.15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高 雄 市</text:p>
          </table:table-cell>
          <table:table-cell table:style-name="ce18" office:value-type="float" office:value="1523889" calcext:value-type="float">
            <text:p><text:s text:c="3"/>1,523,889</text:p>
          </table:table-cell>
          <table:table-cell table:style-name="ce18" office:value-type="float" office:value="61820" calcext:value-type="float">
            <text:p><text:s text:c="3"/>61,820</text:p>
          </table:table-cell>
          <table:table-cell table:style-name="ce26" table:formula="of:=[.C30]/[.$B30]*100" office:value-type="float" office:value="4.05672591638892" calcext:value-type="float">
            <text:p><text:s text:c="3"/>4.06</text:p>
          </table:table-cell>
          <table:table-cell table:style-name="ce18" office:value-type="float" office:value="91955" calcext:value-type="float">
            <text:p><text:s text:c="3"/>91,955</text:p>
          </table:table-cell>
          <table:table-cell table:style-name="ce26" table:formula="of:=[.E30]/[.$B30]*100" office:value-type="float" office:value="6.03423215207932" calcext:value-type="float">
            <text:p><text:s text:c="3"/>6.03</text:p>
          </table:table-cell>
          <table:table-cell table:style-name="ce18" office:value-type="float" office:value="187394" calcext:value-type="float">
            <text:p><text:s text:c="3"/>187,394</text:p>
          </table:table-cell>
          <table:table-cell table:style-name="ce26" table:formula="of:=[.G30]/[.$B30]*100" office:value-type="float" office:value="12.297089879906" calcext:value-type="float">
            <text:p><text:s text:c="3"/>12.30</text:p>
          </table:table-cell>
          <table:table-cell table:style-name="ce36" office:value-type="float" office:value="124059" calcext:value-type="float">
            <text:p><text:s text:c="3"/>124,059</text:p>
          </table:table-cell>
          <table:table-cell table:style-name="ce26" table:formula="of:=[.I30]/[.$B30]*100" office:value-type="float" office:value="8.14094727371876" calcext:value-type="float">
            <text:p><text:s text:c="3"/>8.14</text:p>
          </table:table-cell>
          <table:table-cell table:style-name="ce43" office:value-type="float" office:value="1171759" calcext:value-type="float">
            <text:p><text:s text:c="3"/>1,171,759</text:p>
          </table:table-cell>
          <table:table-cell table:style-name="ce26" table:formula="of:=[.K30]/[.$B30]*100" office:value-type="float" office:value="76.8926739414747" calcext:value-type="float">
            <text:p><text:s text:c="3"/>76.89</text:p>
          </table:table-cell>
          <table:table-cell table:style-name="ce36" office:value-type="float" office:value="143725" calcext:value-type="float">
            <text:p><text:s text:c="3"/>143,725</text:p>
          </table:table-cell>
          <table:table-cell table:style-name="ce52" table:formula="of:=[.M30]/[.$B30]*100" office:value-type="float" office:value="9.43146121535099" calcext:value-type="float">
            <text:p><text:s text:c="3"/>9.43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福 建 省</text:p>
          </table:table-cell>
          <table:table-cell table:style-name="ce18" office:value-type="float" office:value="93352" calcext:value-type="float">
            <text:p><text:s text:c="3"/>93,352</text:p>
          </table:table-cell>
          <table:table-cell table:style-name="ce18" office:value-type="float" office:value="4626" calcext:value-type="float">
            <text:p><text:s text:c="3"/>4,626</text:p>
          </table:table-cell>
          <table:table-cell table:style-name="ce26" table:formula="of:=[.C31]/[.$B31]*100" office:value-type="float" office:value="4.95543748393179" calcext:value-type="float">
            <text:p><text:s text:c="3"/>4.96</text:p>
          </table:table-cell>
          <table:table-cell table:style-name="ce18" office:value-type="float" office:value="6239" calcext:value-type="float">
            <text:p><text:s text:c="3"/>6,239</text:p>
          </table:table-cell>
          <table:table-cell table:style-name="ce26" table:formula="of:=[.E31]/[.$B31]*100" office:value-type="float" office:value="6.68330619590368" calcext:value-type="float">
            <text:p><text:s text:c="3"/>6.68</text:p>
          </table:table-cell>
          <table:table-cell table:style-name="ce18" office:value-type="float" office:value="10414" calcext:value-type="float">
            <text:p><text:s text:c="3"/>10,414</text:p>
          </table:table-cell>
          <table:table-cell table:style-name="ce26" table:formula="of:=[.G31]/[.$B31]*100" office:value-type="float" office:value="11.1556260176536" calcext:value-type="float">
            <text:p><text:s text:c="3"/>11.16</text:p>
          </table:table-cell>
          <table:table-cell table:style-name="ce36" office:value-type="float" office:value="5572" calcext:value-type="float">
            <text:p><text:s text:c="3"/>5,572</text:p>
          </table:table-cell>
          <table:table-cell table:style-name="ce26" table:formula="of:=[.I31]/[.$B31]*100" office:value-type="float" office:value="5.96880623875225" calcext:value-type="float">
            <text:p><text:s text:c="3"/>5.97</text:p>
          </table:table-cell>
          <table:table-cell table:style-name="ce43" office:value-type="float" office:value="74859" calcext:value-type="float">
            <text:p><text:s text:c="3"/>74,859</text:p>
          </table:table-cell>
          <table:table-cell table:style-name="ce26" table:formula="of:=[.K31]/[.$B31]*100" office:value-type="float" office:value="80.1900334218871" calcext:value-type="float">
            <text:p><text:s text:c="3"/>80.19</text:p>
          </table:table-cell>
          <table:table-cell table:style-name="ce36" office:value-type="float" office:value="11581" calcext:value-type="float">
            <text:p><text:s text:c="3"/>11,581</text:p>
          </table:table-cell>
          <table:table-cell table:style-name="ce52" table:formula="of:=[.M31]/[.$B31]*100" office:value-type="float" office:value="12.4057331390865" calcext:value-type="float">
            <text:p><text:s text:c="3"/>12.41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金門縣</text:p>
          </table:table-cell>
          <table:table-cell table:style-name="ce17" office:value-type="float" office:value="83497" calcext:value-type="float">
            <text:p><text:s text:c="3"/>83,497</text:p>
          </table:table-cell>
          <table:table-cell table:style-name="ce17" office:value-type="float" office:value="4157" calcext:value-type="float">
            <text:p><text:s text:c="3"/>4,157</text:p>
          </table:table-cell>
          <table:table-cell table:style-name="ce27" table:formula="of:=[.C32]/[.$B32]*100" office:value-type="float" office:value="4.97862198641867" calcext:value-type="float">
            <text:p><text:s text:c="3"/>4.98</text:p>
          </table:table-cell>
          <table:table-cell table:style-name="ce17" office:value-type="float" office:value="5573" calcext:value-type="float">
            <text:p><text:s text:c="3"/>5,573</text:p>
          </table:table-cell>
          <table:table-cell table:style-name="ce27" table:formula="of:=[.E32]/[.$B32]*100" office:value-type="float" office:value="6.67449129908859" calcext:value-type="float">
            <text:p><text:s text:c="3"/>6.67</text:p>
          </table:table-cell>
          <table:table-cell table:style-name="ce17" office:value-type="float" office:value="9277" calcext:value-type="float">
            <text:p><text:s text:c="3"/>9,277</text:p>
          </table:table-cell>
          <table:table-cell table:style-name="ce27" table:formula="of:=[.G32]/[.$B32]*100" office:value-type="float" office:value="11.1105788231913" calcext:value-type="float">
            <text:p><text:s text:c="3"/>11.11</text:p>
          </table:table-cell>
          <table:table-cell table:style-name="ce35" office:value-type="float" office:value="4921" calcext:value-type="float">
            <text:p><text:s text:c="3"/>4,921</text:p>
          </table:table-cell>
          <table:table-cell table:style-name="ce27" table:formula="of:=[.I32]/[.$B32]*100" office:value-type="float" office:value="5.89362492065583" calcext:value-type="float">
            <text:p><text:s text:c="3"/>5.89</text:p>
          </table:table-cell>
          <table:table-cell table:style-name="ce42" office:value-type="float" office:value="67062" calcext:value-type="float">
            <text:p><text:s text:c="3"/>67,062</text:p>
          </table:table-cell>
          <table:table-cell table:style-name="ce27" table:formula="of:=[.K32]/[.$B32]*100" office:value-type="float" office:value="80.316658083524" calcext:value-type="float">
            <text:p><text:s text:c="3"/>80.32</text:p>
          </table:table-cell>
          <table:table-cell table:style-name="ce35" office:value-type="float" office:value="10614" calcext:value-type="float">
            <text:p><text:s text:c="3"/>10,614</text:p>
          </table:table-cell>
          <table:table-cell table:style-name="ce53" table:formula="of:=[.M32]/[.$B32]*100" office:value-type="float" office:value="12.7118339581063" calcext:value-type="float">
            <text:p><text:s text:c="3"/>12.71</text:p>
          </table:table-cell>
          <table:table-cell table:number-columns-repeated="1010"/>
        </table:table-row>
        <table:table-row table:style-name="ro7">
          <table:table-cell table:style-name="ce9" office:value-type="string" calcext:value-type="string">
            <text:p>連江縣</text:p>
          </table:table-cell>
          <table:table-cell table:style-name="ce19" office:value-type="float" office:value="9855" calcext:value-type="float">
            <text:p><text:s text:c="3"/>9,855</text:p>
          </table:table-cell>
          <table:table-cell table:style-name="ce19" office:value-type="float" office:value="469" calcext:value-type="float">
            <text:p><text:s text:c="3"/>469</text:p>
          </table:table-cell>
          <table:table-cell table:style-name="ce28" table:formula="of:=[.C33]/[.$B33]*100" office:value-type="float" office:value="4.75900558092339" calcext:value-type="float">
            <text:p><text:s text:c="3"/>4.76</text:p>
          </table:table-cell>
          <table:table-cell table:style-name="ce19" office:value-type="float" office:value="666" calcext:value-type="float">
            <text:p><text:s text:c="3"/>666</text:p>
          </table:table-cell>
          <table:table-cell table:style-name="ce28" table:formula="of:=[.E33]/[.$B33]*100" office:value-type="float" office:value="6.75799086757991" calcext:value-type="float">
            <text:p><text:s text:c="3"/>6.76</text:p>
          </table:table-cell>
          <table:table-cell table:style-name="ce19" office:value-type="float" office:value="1137" calcext:value-type="float">
            <text:p><text:s text:c="3"/>1,137</text:p>
          </table:table-cell>
          <table:table-cell table:style-name="ce28" table:formula="of:=[.G33]/[.$B33]*100" office:value-type="float" office:value="11.5372907153729" calcext:value-type="float">
            <text:p><text:s text:c="3"/>11.54</text:p>
          </table:table-cell>
          <table:table-cell table:style-name="ce37" office:value-type="float" office:value="651" calcext:value-type="float">
            <text:p><text:s text:c="3"/>651</text:p>
          </table:table-cell>
          <table:table-cell table:style-name="ce28" table:formula="of:=[.I33]/[.$B33]*100" office:value-type="float" office:value="6.60578386605784" calcext:value-type="float">
            <text:p><text:s text:c="3"/>6.61</text:p>
          </table:table-cell>
          <table:table-cell table:style-name="ce44" office:value-type="float" office:value="7797" calcext:value-type="float">
            <text:p><text:s text:c="3"/>7,797</text:p>
          </table:table-cell>
          <table:table-cell table:style-name="ce28" table:formula="of:=[.K33]/[.$B33]*100" office:value-type="float" office:value="79.117199391172" calcext:value-type="float">
            <text:p><text:s text:c="3"/>79.12</text:p>
          </table:table-cell>
          <table:table-cell table:style-name="ce37" office:value-type="float" office:value="967" calcext:value-type="float">
            <text:p><text:s text:c="3"/>967</text:p>
          </table:table-cell>
          <table:table-cell table:style-name="ce54" table:formula="of:=[.M33]/[.$B33]*100" office:value-type="float" office:value="9.81227803145611" calcext:value-type="float">
            <text:p><text:s text:c="3"/>9.81</text:p>
          </table:table-cell>
          <table:table-cell table:number-columns-repeated="1010"/>
        </table:table-row>
        <table:table-row table:style-name="ro8">
          <table:table-cell table:style-name="ce10" table:number-columns-repeated="3"/>
          <table:table-cell table:style-name="ce29" table:number-columns-repeated="7"/>
          <table:table-cell table:style-name="ce45" office:value-type="string" calcext:value-type="string" table:number-columns-spanned="4" table:number-rows-spanned="1">
            <text:p><text:s text:c="6"/>內政部戶政司 民國97年9月8日編製</text:p>
          </table:table-cell>
          <table:covered-table-cell table:number-columns-repeated="3" table:style-name="ce46"/>
          <table:table-cell table:number-columns-repeated="1010"/>
        </table:table-row>
        <table:table-row table:style-name="ro9" table:number-rows-repeated="104854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">
      <number:number number:min-integer-digits="1"/>
      <number:text> </number:text>
    </number:number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number number:decimal-places="0" loext:min-decimal-places="0" number:min-integer-digits="1" number:grouping="true"/>
    </number:number-style>
    <number:number-style style:name="N167P1" style:volatile="true">
      <number:text>–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</number:number-style>
    <number:number-style style:name="N171P1" style:volatile="true">
      <number:text>–</number:text>
      <number:number number:decimal-places="1" loext:min-decimal-places="1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2" loext:min-decimal-places="2" number:min-integer-digits="1" number:grouping="true"/>
    </number:number-style>
    <number:number-style style:name="N172P1" style:volatile="true">
      <number:text>–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3" loext:min-decimal-places="3" number:min-integer-digits="1" number:grouping="true"/>
    </number:number-style>
    <number:number-style style:name="N173P1" style:volatile="true">
      <number:text>–</number:text>
      <number:number number:decimal-places="3" loext:min-decimal-places="3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4" loext:min-decimal-places="4" number:min-integer-digits="1" number:grouping="true"/>
    </number:number-style>
    <number:number-style style:name="N174P1" style:volatile="true">
      <number:text>–</number:text>
      <number:number number:decimal-places="4" loext:min-decimal-places="4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5"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–</number:text>
      <number:number number:decimal-places="2" loext:min-decimal-places="2" number:min-integer-digits="1" number:grouping="true"/>
      <number:text> </number:text>
    </number:number-style>
    <number:number-style style:name="N176">
      <number:text>— 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3" loext:min-decimal-places="3" number:min-integer-digits="1"/>
    </number:number-style>
    <number:number-style style:name="N182P0" style:volatile="true">
      <loext:text>      ＋</loext:text>
      <loext:fill-character> </loext:fill-character>
      <number:number number:decimal-places="2" loext:min-decimal-places="2" number:min-integer-digits="1" number:grouping="true"/>
    </number:number-style>
    <number:number-style style:name="N182P1" style:volatile="true">
      <loext:text>      －</loext:text>
      <loext:fill-character> </loext:fill-character>
      <number:number number:decimal-places="2" loext:min-decimal-places="2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   ＋</loext:text>
      <loext:fill-character> </loext:fill-character>
      <number:number number:decimal-places="1" loext:min-decimal-places="1" number:min-integer-digits="1" number:grouping="true"/>
    </number:number-style>
    <number:number-style style:name="N183P1" style:volatile="true">
      <loext:text>      －</loext:text>
      <loext:fill-character> </loext:fill-character>
      <number:number number:decimal-places="1" loext:min-decimal-places="1" number:min-integer-digits="1" number:grouping="true"/>
    </number:number-style>
    <number:number-style style:name="N183">
      <number:text>－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   ＋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loext:text>      －</loext:text>
      <loext:fill-character> </loext:fill-character>
      <number:number number:decimal-places="0" loext:min-decimal-places="0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   　＋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loext:text>      　－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6P0"/>
    </number:number-style>
    <number:number-style style:name="N187">
      <number:number number:decimal-places="0" loext:min-decimal-places="0" number:min-integer-digits="1"/>
      <number:text> </number:text>
    </number:number-style>
    <number:number-style style:name="N188P0" style:volatile="true">
      <number:number number:decimal-places="1" loext:min-decimal-places="1" number:min-integer-digits="1" number:grouping="true"/>
      <number:text> </number:text>
    </number:number-style>
    <number:number-style style:name="N188P1" style:volatile="true">
      <number:text>–</number:text>
      <number:number number:decimal-places="1" loext:min-decimal-places="1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date-style style:name="N189">
      <number:month/>
      <number:text>月</number:text>
      <number:day/>
      <number:text>日</number:text>
    </number:date-style>
    <number:number-style style:name="N190">
      <number:number number:decimal-places="1" loext:min-decimal-places="1" number:min-integer-digits="1"/>
    </number:number-style>
    <number:number-style style:name="N191">
      <number:number number:decimal-places="1" loext:min-decimal-places="1" number:min-integer-digits="1" number:grouping="true"/>
    </number:number-style>
    <number:number-style style:name="N192">
      <number:number number:decimal-places="2" loext:min-decimal-places="2" number:min-integer-digits="1"/>
      <number:text> </number:text>
    </number:number-style>
    <number:number-style style:name="N193P0" style:volatile="true">
      <number:number number:decimal-places="2" loext:min-decimal-places="2" number:min-integer-digits="1"/>
    </number:number-style>
    <number:number-style style:name="N193">
      <style:text-properties fo:color="#ff0000"/>
      <number:number number:decimal-places="2" loext:min-decimal-places="2" number:min-integer-digits="1"/>
      <style:map style:condition="value()&gt;=0" style:apply-style-name="N193P0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">
      <style:text-properties fo:color="#ff0000"/>
      <number:number number:decimal-places="2" loext:min-decimal-places="2" number:min-integer-digits="1" number:grouping="true"/>
      <style:map style:condition="value()&gt;=0" style:apply-style-name="N194P0"/>
    </number:number-style>
    <number:number-style style:name="N195P0" style:volatile="true">
      <number:text>+</number:text>
      <number:number number:decimal-places="0" loext:min-decimal-places="0" number:min-integer-digits="1" number:grouping="true"/>
    </number:number-style>
    <number:number-style style:name="N195">
      <number:text>-</number:text>
      <number:number number:decimal-places="0" loext:min-decimal-places="0" number:min-integer-digits="1" number:grouping="true"/>
      <style:map style:condition="value()&gt;=0" style:apply-style-name="N195P0"/>
    </number:number-style>
    <number:number-style style:name="N196P0" style:volatile="true">
      <number:text>+</number:text>
      <number:number number:decimal-places="1" loext:min-decimal-places="1" number:min-integer-digits="1" number:grouping="true"/>
    </number:number-style>
    <number:number-style style:name="N196">
      <number:text>-</number:text>
      <number:number number:decimal-places="1" loext:min-decimal-places="1" number:min-integer-digits="1" number:grouping="true"/>
      <style:map style:condition="value()&gt;=0" style:apply-style-name="N196P0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200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20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  <style:style style:name="Excel_5f_BuiltIn_5f_Comma" style:display-name="Excel_BuiltIn_Comma" style:family="table-cell" style:parent-style-name="Default" style:data-style-name="N164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4.99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9-08T13:14:41</meta:creation-date>
    <dc:creator>MOI</dc:creator>
    <dc:date>2008-09-08T13:14:52</dc:date>
    <meta:document-statistic meta:table-count="1" meta:cell-count="430" meta:object-count="0"/>
    <meta:generator>LibreOffice/5.0.5.2$Windows_x86 LibreOffice_project/55b006a02d247b5f7215fc6ea0fde844b30035b3</meta:generator>
  </office:meta>
</office:document-meta>
</file>